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9.42mm" svg:height="113.16mm" svg:x="176.14mm" svg:y="5.84mm">
            <loext:p draw:notify-on-update-of-ranges="Sheet1.C2:Sheet1.C39 Sheet1.D2:Sheet1.D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7.26mm" svg:height="120.85mm" svg:x="176.98mm" svg:y="125.65mm">
            <loext:p draw:notify-on-update-of-ranges="Sheet1.C2:Sheet1.C39 Sheet1.E2:Sheet1.E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24982580000" calcext:value-type="float">
            <text:p>24982580000</text:p>
          </table:table-cell>
          <table:table-cell table:style-name="ce1" office:value-type="float" office:value="209.588782205071" calcext:value-type="float">
            <text:p>209,59</text:p>
          </table:table-cell>
          <table:table-cell table:formula="of:=(1000000*[.D2])/[.C2]" office:value-type="float" office:value="0.0083893970200464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4773540" calcext:value-type="float">
            <text:p>324773540</text:p>
          </table:table-cell>
          <table:table-cell table:style-name="ce1" office:value-type="float" office:value="166.613901122526" calcext:value-type="float">
            <text:p>166,61</text:p>
          </table:table-cell>
          <table:table-cell table:style-name="ce2" table:formula="of:=(1000000*[.D3])/[.C3]" office:value-type="float" office:value="0.513015626588688" calcext:value-type="float">
            <text:p>0,5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49825800" calcext:value-type="float">
            <text:p>249825800</text:p>
          </table:table-cell>
          <table:table-cell table:style-name="ce1" office:value-type="float" office:value="96.7642643082587" calcext:value-type="float">
            <text:p>96,76</text:p>
          </table:table-cell>
          <table:table-cell table:style-name="ce2" table:formula="of:=(1000000*[.D4])/[.C4]" office:value-type="float" office:value="0.38732694664946" calcext:value-type="float">
            <text:p>0,39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498258000" calcext:value-type="float">
            <text:p>2498258000</text:p>
          </table:table-cell>
          <table:table-cell table:style-name="ce1" office:value-type="float" office:value="59.6302874875762" calcext:value-type="float">
            <text:p>59,63</text:p>
          </table:table-cell>
          <table:table-cell table:formula="of:=(1000000*[.D5])/[.C5]" office:value-type="float" office:value="0.0238687467377574" calcext:value-type="float">
            <text:p>0,02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44271844" calcext:value-type="float">
            <text:p>1044271844</text:p>
          </table:table-cell>
          <table:table-cell table:style-name="ce1" office:value-type="float" office:value="44.2195358769942" calcext:value-type="float">
            <text:p>44,22</text:p>
          </table:table-cell>
          <table:table-cell table:style-name="ce2" table:formula="of:=(1000000*[.D6])/[.C6]" office:value-type="float" office:value="0.042344851229173" calcext:value-type="float">
            <text:p>0,0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2379802" calcext:value-type="float">
            <text:p>172379802</text:p>
          </table:table-cell>
          <table:table-cell table:style-name="ce1" office:value-type="float" office:value="36.8105468514015" calcext:value-type="float">
            <text:p>36,81</text:p>
          </table:table-cell>
          <table:table-cell table:style-name="ce2" table:formula="of:=(1000000*[.D7])/[.C7]" office:value-type="float" office:value="0.213543271452426" calcext:value-type="float">
            <text:p>0,2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ddd_Word,rule</text:p>
          </table:table-cell>
          <table:table-cell office:value-type="float" office:value="24982580000" calcext:value-type="float">
            <text:p>24982580000</text:p>
          </table:table-cell>
          <table:table-cell office:value-type="float" office:value="22.2422083052207" calcext:value-type="float">
            <text:p>22,24</text:p>
          </table:table-cell>
          <table:table-cell table:formula="of:=(1000000*[.D8])/[.C8]" office:value-type="float" office:value="0.000890308699310507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sc_year,rule</text:p>
          </table:table-cell>
          <table:table-cell office:value-type="float" office:value="1201662098" calcext:value-type="float">
            <text:p>1201662098</text:p>
          </table:table-cell>
          <table:table-cell office:value-type="float" office:value="20.7955536940091" calcext:value-type="float">
            <text:p>20,8</text:p>
          </table:table-cell>
          <table:table-cell table:formula="of:=(1000000*[.D9])/[.C9]" office:value-type="float" office:value="0.0173056583282609" calcext:value-type="float">
            <text:p>0,02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year_sc,rule</text:p>
          </table:table-cell>
          <table:table-cell office:value-type="float" office:value="10692544240" calcext:value-type="float">
            <text:p>10692544240</text:p>
          </table:table-cell>
          <table:table-cell office:value-type="float" office:value="20.4625698448527" calcext:value-type="float">
            <text:p>20,46</text:p>
          </table:table-cell>
          <table:table-cell table:formula="of:=(1000000*[.D10])/[.C10]" office:value-type="float" office:value="0.00191372318744343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dd_Word,rule</text:p>
          </table:table-cell>
          <table:table-cell office:value-type="float" office:value="7744599800" calcext:value-type="float">
            <text:p>7744599800</text:p>
          </table:table-cell>
          <table:table-cell office:value-type="float" office:value="20.0296777233677" calcext:value-type="float">
            <text:p>20,03</text:p>
          </table:table-cell>
          <table:table-cell table:formula="of:=(1000000*[.D11])/[.C11]" office:value-type="float" office:value="0.00258627666252912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mon_dd,rule</text:p>
          </table:table-cell>
          <table:table-cell office:value-type="float" office:value="3250233658" calcext:value-type="float">
            <text:p>3250233658</text:p>
          </table:table-cell>
          <table:table-cell office:value-type="float" office:value="19.3381555743814" calcext:value-type="float">
            <text:p>19,34</text:p>
          </table:table-cell>
          <table:table-cell table:formula="of:=(1000000*[.D12])/[.C12]" office:value-type="float" office:value="0.00594977395756862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year_Word,rule</text:p>
          </table:table-cell>
          <table:table-cell office:value-type="float" office:value="324773540" calcext:value-type="float">
            <text:p>324773540</text:p>
          </table:table-cell>
          <table:table-cell office:value-type="float" office:value="15.6471652246973" calcext:value-type="float">
            <text:p>15,65</text:p>
          </table:table-cell>
          <table:table-cell table:style-name="ce2" table:formula="of:=(1000000*[.D13])/[.C13]" office:value-type="float" office:value="0.0481786946827545" calcext:value-type="float">
            <text:p>0,05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d_sc,rule</text:p>
          </table:table-cell>
          <table:table-cell office:value-type="float" office:value="1751278858" calcext:value-type="float">
            <text:p>1751278858</text:p>
          </table:table-cell>
          <table:table-cell office:value-type="float" office:value="15.568318600572" calcext:value-type="float">
            <text:p>15,57</text:p>
          </table:table-cell>
          <table:table-cell table:formula="of:=(1000000*[.D14])/[.C14]" office:value-type="float" office:value="0.00888968568852102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ay_mon_dd,rule</text:p>
          </table:table-cell>
          <table:table-cell office:value-type="float" office:value="91246375192" calcext:value-type="float">
            <text:p>91246375192</text:p>
          </table:table-cell>
          <table:table-cell office:value-type="float" office:value="12.8186210806959" calcext:value-type="float">
            <text:p>12,82</text:p>
          </table:table-cell>
          <table:table-cell table:formula="of:=(1000000*[.D15])/[.C15]" office:value-type="float" office:value="0.000140483619801039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sc_dd,rule</text:p>
          </table:table-cell>
          <table:table-cell office:value-type="float" office:value="1498954800" calcext:value-type="float">
            <text:p>1498954800</text:p>
          </table:table-cell>
          <table:table-cell office:value-type="float" office:value="12.2676717073374" calcext:value-type="float">
            <text:p>12,27</text:p>
          </table:table-cell>
          <table:table-cell table:formula="of:=(1000000*[.D16])/[.C16]" office:value-type="float" office:value="0.0081841505209746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Word_year,rule</text:p>
          </table:table-cell>
          <table:table-cell office:value-type="float" office:value="12841046120" calcext:value-type="float">
            <text:p>12841046120</text:p>
          </table:table-cell>
          <table:table-cell office:value-type="float" office:value="10.3359875663717" calcext:value-type="float">
            <text:p>10,34</text:p>
          </table:table-cell>
          <table:table-cell table:formula="of:=(1000000*[.D17])/[.C17]" office:value-type="float" office:value="0.000804917875832044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d_Word,rule</text:p>
          </table:table-cell>
          <table:table-cell office:value-type="float" office:value="249825800" calcext:value-type="float">
            <text:p>249825800</text:p>
          </table:table-cell>
          <table:table-cell office:value-type="float" office:value="10.3359875663717" calcext:value-type="float">
            <text:p>10,34</text:p>
          </table:table-cell>
          <table:table-cell table:style-name="ce2" table:formula="of:=(1000000*[.D18])/[.C18]" office:value-type="float" office:value="0.041372778817767" calcext:value-type="float">
            <text:p>0,0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dd_sc,rule</text:p>
          </table:table-cell>
          <table:table-cell office:value-type="float" office:value="17490304258" calcext:value-type="float">
            <text:p>17490304258</text:p>
          </table:table-cell>
          <table:table-cell office:value-type="float" office:value="8.96702481410272" calcext:value-type="float">
            <text:p>8,97</text:p>
          </table:table-cell>
          <table:table-cell table:formula="of:=(1000000*[.D19])/[.C19]" office:value-type="float" office:value="0.00051268546743555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mon_dd_sc,rule</text:p>
          </table:table-cell>
          <table:table-cell office:value-type="float" office:value="19486412400" calcext:value-type="float">
            <text:p>19486412400</text:p>
          </table:table-cell>
          <table:table-cell office:value-type="float" office:value="8.60848651427281" calcext:value-type="float">
            <text:p>8,61</text:p>
          </table:table-cell>
          <table:table-cell table:formula="of:=(1000000*[.D20])/[.C20]" office:value-type="float" office:value="0.000441768671295944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dd_Word,rule</text:p>
          </table:table-cell>
          <table:table-cell office:value-type="float" office:value="2498258000" calcext:value-type="float">
            <text:p>2498258000</text:p>
          </table:table-cell>
          <table:table-cell office:value-type="float" office:value="6.839591562321" calcext:value-type="float">
            <text:p>6,84</text:p>
          </table:table-cell>
          <table:table-cell table:formula="of:=(1000000*[.D21])/[.C21]" office:value-type="float" office:value="0.00273774428514629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sc_Word_year_sc,rule</text:p>
          </table:table-cell>
          <table:table-cell office:value-type="float" office:value="1299094160" calcext:value-type="float">
            <text:p>1299094160</text:p>
          </table:table-cell>
          <table:table-cell office:value-type="float" office:value="6.839591562321" calcext:value-type="float">
            <text:p>6,84</text:p>
          </table:table-cell>
          <table:table-cell table:formula="of:=(1000000*[.D22])/[.C22]" office:value-type="float" office:value="0.00526489285605055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Word,rule</text:p>
          </table:table-cell>
          <table:table-cell office:value-type="float" office:value="77445998" calcext:value-type="float">
            <text:p>77445998</text:p>
          </table:table-cell>
          <table:table-cell office:value-type="float" office:value="6.79704289728536" calcext:value-type="float">
            <text:p>6,8</text:p>
          </table:table-cell>
          <table:table-cell table:style-name="ce2" table:formula="of:=(1000000*[.D23])/[.C23]" office:value-type="float" office:value="0.0877649339257706" calcext:value-type="float">
            <text:p>0,09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1-0_Word,rule</text:p>
          </table:table-cell>
          <table:table-cell office:value-type="float" office:value="24982580" calcext:value-type="float">
            <text:p>24982580</text:p>
          </table:table-cell>
          <table:table-cell office:value-type="float" office:value="6.6342537082715" calcext:value-type="float">
            <text:p>6,63</text:p>
          </table:table-cell>
          <table:table-cell table:style-name="ce2" table:formula="of:=(1000000*[.D24])/[.C24]" office:value-type="float" office:value="0.265555187185291" calcext:value-type="float">
            <text:p>0,27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mon_dd_Word,rule</text:p>
          </table:table-cell>
          <table:table-cell office:value-type="float" office:value="91246375192" calcext:value-type="float">
            <text:p>91246375192</text:p>
          </table:table-cell>
          <table:table-cell office:value-type="float" office:value="6.07371559167958" calcext:value-type="float">
            <text:p>6,07</text:p>
          </table:table-cell>
          <table:table-cell table:formula="of:=(1000000*[.D25])/[.C25]" office:value-type="float" office:value="0.0000665639109378242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ay_dd_mon,rule</text:p>
          </table:table-cell>
          <table:table-cell office:value-type="float" office:value="103930031058" calcext:value-type="float">
            <text:p>103930031058</text:p>
          </table:table-cell>
          <table:table-cell office:value-type="float" office:value="6.03116692664394" calcext:value-type="float">
            <text:p>6,03</text:p>
          </table:table-cell>
          <table:table-cell table:formula="of:=(1000000*[.D26])/[.C26]" office:value-type="float" office:value="0.0000580310316974517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ay_mon_year,rule</text:p>
          </table:table-cell>
          <table:table-cell office:value-type="float" office:value="46467598800" calcext:value-type="float">
            <text:p>46467598800</text:p>
          </table:table-cell>
          <table:table-cell office:value-type="float" office:value="6.03116692664394" calcext:value-type="float">
            <text:p>6,03</text:p>
          </table:table-cell>
          <table:table-cell table:formula="of:=(1000000*[.D27])/[.C27]" office:value-type="float" office:value="0.000129792954282026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sc_Word_year,rule</text:p>
          </table:table-cell>
          <table:table-cell office:value-type="float" office:value="1299094160" calcext:value-type="float">
            <text:p>1299094160</text:p>
          </table:table-cell>
          <table:table-cell office:value-type="float" office:value="6.03116692664394" calcext:value-type="float">
            <text:p>6,03</text:p>
          </table:table-cell>
          <table:table-cell table:formula="of:=(1000000*[.D28])/[.C28]" office:value-type="float" office:value="0.00464259413393402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d,rule</text:p>
          </table:table-cell>
          <table:table-cell office:value-type="float" office:value="249825800" calcext:value-type="float">
            <text:p>249825800</text:p>
          </table:table-cell>
          <table:table-cell office:value-type="float" office:value="6.03116692664394" calcext:value-type="float">
            <text:p>6,03</text:p>
          </table:table-cell>
          <table:table-cell table:formula="of:=(1000000*[.D29])/[.C29]" office:value-type="float" office:value="0.0241414894964569" calcext:value-type="float">
            <text:p>0,02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Word_dd,rule</text:p>
          </table:table-cell>
          <table:table-cell office:value-type="float" office:value="7744599800" calcext:value-type="float">
            <text:p>77445998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0])/[.C30]" office:value-type="float" office:value="0.000763232001047455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ay_mon_sc,rule</text:p>
          </table:table-cell>
          <table:table-cell office:value-type="float" office:value="6250641516" calcext:value-type="float">
            <text:p>6250641516</text:p>
          </table:table-cell>
          <table:table-cell office:value-type="float" office:value="5.30783962103815" calcext:value-type="float">
            <text:p>5,31</text:p>
          </table:table-cell>
          <table:table-cell table:formula="of:=(1000000*[.D31])/[.C31]" office:value-type="float" office:value="0.000849167178673018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d_2sc,rule</text:p>
          </table:table-cell>
          <table:table-cell office:value-type="float" office:value="1748780600" calcext:value-type="float">
            <text:p>1748780600</text:p>
          </table:table-cell>
          <table:table-cell office:value-type="float" office:value="5.30783962103815" calcext:value-type="float">
            <text:p>5,31</text:p>
          </table:table-cell>
          <table:table-cell table:formula="of:=(1000000*[.D32])/[.C32]" office:value-type="float" office:value="0.00303516611577127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year_Word_sc,rule</text:p>
          </table:table-cell>
          <table:table-cell office:value-type="float" office:value="1299094160" calcext:value-type="float">
            <text:p>1299094160</text:p>
          </table:table-cell>
          <table:table-cell office:value-type="float" office:value="5.30783962103815" calcext:value-type="float">
            <text:p>5,31</text:p>
          </table:table-cell>
          <table:table-cell table:formula="of:=(1000000*[.D33])/[.C33]" office:value-type="float" office:value="0.00408580054046133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sc_dddd_Word,rule</text:p>
          </table:table-cell>
          <table:table-cell office:value-type="float" office:value="124912900000" calcext:value-type="float">
            <text:p>124912900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4])/[.C34]" office:value-type="float" office:value="0.0000367016722486818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ay_mon_sc,rule</text:p>
          </table:table-cell>
          <table:table-cell office:value-type="float" office:value="6250641516" calcext:value-type="float">
            <text:p>6250641516</text:p>
          </table:table-cell>
          <table:table-cell office:value-type="float" office:value="4.58451231543237" calcext:value-type="float">
            <text:p>4,58</text:p>
          </table:table-cell>
          <table:table-cell table:formula="of:=(1000000*[.D35])/[.C35]" office:value-type="float" office:value="0.000733446687623538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sc_year_Word,rule</text:p>
          </table:table-cell>
          <table:table-cell office:value-type="float" office:value="1623867700" calcext:value-type="float">
            <text:p>16238677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6])/[.C36]" office:value-type="float" office:value="0.00282320555759091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sc_dd_Word,rule</text:p>
          </table:table-cell>
          <table:table-cell office:value-type="float" office:value="1249129000" calcext:value-type="float">
            <text:p>1249129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7])/[.C37]" office:value-type="float" office:value="0.00367016722486818" calcext:value-type="float">
            <text:p>0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_sc_Word,rule</text:p>
          </table:table-cell>
          <table:table-cell office:value-type="float" office:value="124912900" calcext:value-type="float">
            <text:p>12491290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8])/[.C38]" office:value-type="float" office:value="0.0367016722486818" calcext:value-type="float">
            <text:p>0,0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Word_dd_age_sc,rule</text:p>
          </table:table-cell>
          <table:table-cell office:value-type="float" office:value="16773304212" calcext:value-type="float">
            <text:p>16773304212</text:p>
          </table:table-cell>
          <table:table-cell office:value-type="float" office:value="4.42172312641851" calcext:value-type="float">
            <text:p>4,42</text:p>
          </table:table-cell>
          <table:table-cell table:formula="of:=(1000000*[.D39])/[.C39]" office:value-type="float" office:value="0.000263616701308923" calcext:value-type="float">
            <text:p>0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4773540" calcext:value-type="float">
            <text:p>324773540</text:p>
          </table:table-cell>
          <table:table-cell table:style-name="ce1" office:value-type="float" office:value="166.613901122526" calcext:value-type="float">
            <text:p>166,61</text:p>
          </table:table-cell>
          <table:table-cell table:style-name="ce2" table:formula="of:=(1000000*[.D49])/[.C49]" office:value-type="float" office:value="0.513015626588688" calcext:value-type="float">
            <text:p>0,5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49825800" calcext:value-type="float">
            <text:p>249825800</text:p>
          </table:table-cell>
          <table:table-cell table:style-name="ce1" office:value-type="float" office:value="96.7642643082587" calcext:value-type="float">
            <text:p>96,76</text:p>
          </table:table-cell>
          <table:table-cell table:style-name="ce2" table:formula="of:=(1000000*[.D50])/[.C50]" office:value-type="float" office:value="0.38732694664946" calcext:value-type="float">
            <text:p>0,39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2379802" calcext:value-type="float">
            <text:p>172379802</text:p>
          </table:table-cell>
          <table:table-cell table:style-name="ce1" office:value-type="float" office:value="36.8105468514015" calcext:value-type="float">
            <text:p>36,81</text:p>
          </table:table-cell>
          <table:table-cell table:style-name="ce2" table:formula="of:=(1000000*[.D51])/[.C51]" office:value-type="float" office:value="0.213543271452426" calcext:value-type="float">
            <text:p>0,2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44271844" calcext:value-type="float">
            <text:p>1044271844</text:p>
          </table:table-cell>
          <table:table-cell table:style-name="ce1" office:value-type="float" office:value="44.2195358769942" calcext:value-type="float">
            <text:p>44,22</text:p>
          </table:table-cell>
          <table:table-cell table:style-name="ce2" table:formula="of:=(1000000*[.D52])/[.C52]" office:value-type="float" office:value="0.042344851229173" calcext:value-type="float">
            <text:p>0,0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498258000" calcext:value-type="float">
            <text:p>2498258000</text:p>
          </table:table-cell>
          <table:table-cell table:style-name="ce1" office:value-type="float" office:value="59.6302874875762" calcext:value-type="float">
            <text:p>59,63</text:p>
          </table:table-cell>
          <table:table-cell table:formula="of:=(1000000*[.D53])/[.C53]" office:value-type="float" office:value="0.0238687467377574" calcext:value-type="float">
            <text:p>0,02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24982580000" calcext:value-type="float">
            <text:p>24982580000</text:p>
          </table:table-cell>
          <table:table-cell table:style-name="ce1" office:value-type="float" office:value="209.588782205071" calcext:value-type="float">
            <text:p>209,59</text:p>
          </table:table-cell>
          <table:table-cell table:formula="of:=(1000000*[.D54])/[.C54]" office:value-type="float" office:value="0.0083893970200464" calcext:value-type="float">
            <text:p>0,01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1-0_Word,rule</text:p>
          </table:table-cell>
          <table:table-cell office:value-type="float" office:value="24982580" calcext:value-type="float">
            <text:p>24982580</text:p>
          </table:table-cell>
          <table:table-cell office:value-type="float" office:value="6.6342537082715" calcext:value-type="float">
            <text:p>6,63</text:p>
          </table:table-cell>
          <table:table-cell table:style-name="ce2" office:value-type="float" office:value="0.265555187185291" calcext:value-type="float">
            <text:p>0,27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ay_Word,rule</text:p>
          </table:table-cell>
          <table:table-cell office:value-type="float" office:value="77445998" calcext:value-type="float">
            <text:p>77445998</text:p>
          </table:table-cell>
          <table:table-cell office:value-type="float" office:value="6.79704289728536" calcext:value-type="float">
            <text:p>6,8</text:p>
          </table:table-cell>
          <table:table-cell table:style-name="ce2" office:value-type="float" office:value="0.0877649339257706" calcext:value-type="float">
            <text:p>0,09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year_Word,rule</text:p>
          </table:table-cell>
          <table:table-cell office:value-type="float" office:value="324773540" calcext:value-type="float">
            <text:p>324773540</text:p>
          </table:table-cell>
          <table:table-cell office:value-type="float" office:value="15.6471652246973" calcext:value-type="float">
            <text:p>15,65</text:p>
          </table:table-cell>
          <table:table-cell table:style-name="ce2" office:value-type="float" office:value="0.0481786946827545" calcext:value-type="float">
            <text:p>0,05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d_Word,rule</text:p>
          </table:table-cell>
          <table:table-cell office:value-type="float" office:value="249825800" calcext:value-type="float">
            <text:p>249825800</text:p>
          </table:table-cell>
          <table:table-cell office:value-type="float" office:value="10.3359875663717" calcext:value-type="float">
            <text:p>10,34</text:p>
          </table:table-cell>
          <table:table-cell table:style-name="ce2" office:value-type="float" office:value="0.041372778817767" calcext:value-type="float">
            <text:p>0,0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office:value-type="string" calcext:value-type="string">
            <text:p>d_sc_Word,rule</text:p>
          </table:table-cell>
          <table:table-cell office:value-type="float" office:value="124912900" calcext:value-type="float">
            <text:p>124912900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0.0367016722486818" calcext:value-type="float">
            <text:p>0,04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55:Sheet1.E5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4:41:38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0S</meta:editing-duration>
    <meta:editing-cycles>3</meta:editing-cycles>
    <meta:generator>LibreOffice/5.2.0.4$Windows_x86 LibreOffice_project/066b007f5ebcc236395c7d282ba488bca6720265</meta:generator>
    <dc:date>2016-08-13T14:55:47.277000000</dc:date>
    <meta:document-statistic meta:table-count="3" meta:cell-count="25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43cm" svg:height="11.317cm" xlink:href=".." xlink:type="simple" chart:class="chart:scatter" chart:style-name="ch1">
        <chart:plot-area chart:style-name="ch2" table:cell-range-address="Sheet1.C2:Sheet1.D39" svg:x="0.478cm" svg:y="0.226cm" svg:width="22.987cm" svg:height="10.865cm">
          <chartooo:coordinate-region svg:x="1.285cm" svg:y="0.425cm" svg:width="21.068cm" svg:height="10.01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9" chart:class="chart:scatter">
            <chart:domain table:cell-range-address="Sheet1.C2:Sheet1.C39"/>
            <chart:mean-value chart:style-name="ch6"/>
            <chart:regression-curve chart:style-name="ch7"/>
            <chart:data-point chart:repeated="5"/>
            <chart:data-point chart:style-name="ch8" chart:repeated="2"/>
            <chart:data-point chart:repeated="2"/>
            <chart:data-point chart:style-name="ch8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82580000">
                <text:p>24982580000</text:p>
                <draw:g>
                  <svg:desc>Sheet1.C2:Sheet1.C39</svg:desc>
                </draw:g>
              </table:table-cell>
              <table:table-cell office:value-type="float" office:value="209.588782205071">
                <text:p>209.588782205071</text:p>
                <draw:g>
                  <svg:desc>Sheet1.D2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773540">
                <text:p>324773540</text:p>
              </table:table-cell>
              <table:table-cell office:value-type="float" office:value="166.613901122526">
                <text:p>166.613901122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825800">
                <text:p>249825800</text:p>
              </table:table-cell>
              <table:table-cell office:value-type="float" office:value="96.7642643082587">
                <text:p>96.7642643082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8258000">
                <text:p>2498258000</text:p>
              </table:table-cell>
              <table:table-cell office:value-type="float" office:value="59.6302874875762">
                <text:p>59.6302874875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271844">
                <text:p>1044271844</text:p>
              </table:table-cell>
              <table:table-cell office:value-type="float" office:value="44.2195358769942">
                <text:p>44.2195358769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379802">
                <text:p>172379802</text:p>
              </table:table-cell>
              <table:table-cell office:value-type="float" office:value="36.8105468514015">
                <text:p>36.8105468514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2580000">
                <text:p>24982580000</text:p>
              </table:table-cell>
              <table:table-cell office:value-type="float" office:value="22.2422083052207">
                <text:p>22.2422083052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1662098">
                <text:p>1201662098</text:p>
              </table:table-cell>
              <table:table-cell office:value-type="float" office:value="20.7955536940091">
                <text:p>20.7955536940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92544240">
                <text:p>10692544240</text:p>
              </table:table-cell>
              <table:table-cell office:value-type="float" office:value="20.4625698448527">
                <text:p>20.4625698448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4599800">
                <text:p>7744599800</text:p>
              </table:table-cell>
              <table:table-cell office:value-type="float" office:value="20.0296777233677">
                <text:p>20.0296777233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0233658">
                <text:p>3250233658</text:p>
              </table:table-cell>
              <table:table-cell office:value-type="float" office:value="19.3381555743814">
                <text:p>19.3381555743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773540">
                <text:p>324773540</text:p>
              </table:table-cell>
              <table:table-cell office:value-type="float" office:value="15.6471652246973">
                <text:p>15.6471652246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1278858">
                <text:p>1751278858</text:p>
              </table:table-cell>
              <table:table-cell office:value-type="float" office:value="15.568318600572">
                <text:p>15.568318600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246375192">
                <text:p>91246375192</text:p>
              </table:table-cell>
              <table:table-cell office:value-type="float" office:value="12.8186210806959">
                <text:p>12.8186210806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8954800">
                <text:p>1498954800</text:p>
              </table:table-cell>
              <table:table-cell office:value-type="float" office:value="12.2676717073374">
                <text:p>12.2676717073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41046120">
                <text:p>12841046120</text:p>
              </table:table-cell>
              <table:table-cell office:value-type="float" office:value="10.3359875663717">
                <text:p>10.3359875663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825800">
                <text:p>249825800</text:p>
              </table:table-cell>
              <table:table-cell office:value-type="float" office:value="10.3359875663717">
                <text:p>10.3359875663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90304258">
                <text:p>17490304258</text:p>
              </table:table-cell>
              <table:table-cell office:value-type="float" office:value="8.96702481410272">
                <text:p>8.96702481410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86412400">
                <text:p>19486412400</text:p>
              </table:table-cell>
              <table:table-cell office:value-type="float" office:value="8.60848651427281">
                <text:p>8.60848651427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8258000">
                <text:p>2498258000</text:p>
              </table:table-cell>
              <table:table-cell office:value-type="float" office:value="6.839591562321">
                <text:p>6.839591562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9094160">
                <text:p>1299094160</text:p>
              </table:table-cell>
              <table:table-cell office:value-type="float" office:value="6.839591562321">
                <text:p>6.839591562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445998">
                <text:p>77445998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2580">
                <text:p>24982580</text:p>
              </table:table-cell>
              <table:table-cell office:value-type="float" office:value="6.6342537082715">
                <text:p>6.6342537082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246375192">
                <text:p>91246375192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930031058">
                <text:p>103930031058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467598800">
                <text:p>4646759880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9094160">
                <text:p>129909416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25800">
                <text:p>24982580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44599800">
                <text:p>77445998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0641516">
                <text:p>6250641516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8780600">
                <text:p>17487806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9094160">
                <text:p>129909416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4912900000">
                <text:p>124912900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0641516">
                <text:p>625064151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3867700">
                <text:p>16238677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9129000">
                <text:p>1249129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912900">
                <text:p>1249129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73304212">
                <text:p>16773304212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27cm" svg:height="12.086cm" xlink:href=".." xlink:type="simple" chart:class="chart:scatter" chart:style-name="ch1">
        <chart:plot-area chart:style-name="ch2" table:cell-range-address="Sheet1.C2:Sheet1.C39 Sheet1.E2:Sheet1.E39" svg:x="0.474cm" svg:y="0.241cm" svg:width="22.779cm" svg:height="11.604cm">
          <chartooo:coordinate-region svg:x="1.201cm" svg:y="0.441cm" svg:width="20.94cm" svg:height="10.7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9" chart:class="chart:scatter">
            <chart:domain table:cell-range-address="Sheet1.C2:Sheet1.C39"/>
            <chart:mean-value chart:style-name="ch6"/>
            <chart:regression-curve chart:style-name="ch7"/>
            <chart:data-point chart:repeated="4"/>
            <chart:data-point chart:style-name="ch8"/>
            <chart:data-point chart:repeated="6"/>
            <chart:data-point chart:style-name="ch8"/>
            <chart:data-point chart:repeated="4"/>
            <chart:data-point chart:style-name="ch8"/>
            <chart:data-point chart:repeated="15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82580000">
                <text:p>24982580000</text:p>
                <draw:g>
                  <svg:desc>Sheet1.C2:Sheet1.C39</svg:desc>
                </draw:g>
              </table:table-cell>
              <table:table-cell office:value-type="float" office:value="0.0083893970200464">
                <text:p>0.0083893970200464</text:p>
                <draw:g>
                  <svg:desc>Sheet1.E2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773540">
                <text:p>324773540</text:p>
              </table:table-cell>
              <table:table-cell office:value-type="float" office:value="0.513015626588688">
                <text:p>0.513015626588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825800">
                <text:p>249825800</text:p>
              </table:table-cell>
              <table:table-cell office:value-type="float" office:value="0.38732694664946">
                <text:p>0.38732694664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8258000">
                <text:p>2498258000</text:p>
              </table:table-cell>
              <table:table-cell office:value-type="float" office:value="0.0238687467377574">
                <text:p>0.0238687467377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271844">
                <text:p>1044271844</text:p>
              </table:table-cell>
              <table:table-cell office:value-type="float" office:value="0.042344851229173">
                <text:p>0.042344851229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379802">
                <text:p>172379802</text:p>
              </table:table-cell>
              <table:table-cell office:value-type="float" office:value="0.213543271452426">
                <text:p>0.21354327145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2580000">
                <text:p>24982580000</text:p>
              </table:table-cell>
              <table:table-cell office:value-type="float" office:value="0.000890308699310507">
                <text:p>0.000890308699310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1662098">
                <text:p>1201662098</text:p>
              </table:table-cell>
              <table:table-cell office:value-type="float" office:value="0.0173056583282609">
                <text:p>0.0173056583282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92544240">
                <text:p>10692544240</text:p>
              </table:table-cell>
              <table:table-cell office:value-type="float" office:value="0.00191372318744343">
                <text:p>0.00191372318744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4599800">
                <text:p>7744599800</text:p>
              </table:table-cell>
              <table:table-cell office:value-type="float" office:value="0.00258627666252912">
                <text:p>0.00258627666252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0233658">
                <text:p>3250233658</text:p>
              </table:table-cell>
              <table:table-cell office:value-type="float" office:value="0.00594977395756862">
                <text:p>0.00594977395756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773540">
                <text:p>324773540</text:p>
              </table:table-cell>
              <table:table-cell office:value-type="float" office:value="0.0481786946827545">
                <text:p>0.0481786946827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1278858">
                <text:p>1751278858</text:p>
              </table:table-cell>
              <table:table-cell office:value-type="float" office:value="0.00888968568852102">
                <text:p>0.00888968568852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246375192">
                <text:p>91246375192</text:p>
              </table:table-cell>
              <table:table-cell office:value-type="float" office:value="0.000140483619801039">
                <text:p>0.000140483619801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8954800">
                <text:p>1498954800</text:p>
              </table:table-cell>
              <table:table-cell office:value-type="float" office:value="0.0081841505209746">
                <text:p>0.0081841505209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41046120">
                <text:p>12841046120</text:p>
              </table:table-cell>
              <table:table-cell office:value-type="float" office:value="0.000804917875832044">
                <text:p>0.000804917875832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825800">
                <text:p>249825800</text:p>
              </table:table-cell>
              <table:table-cell office:value-type="float" office:value="0.041372778817767">
                <text:p>0.041372778817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90304258">
                <text:p>17490304258</text:p>
              </table:table-cell>
              <table:table-cell office:value-type="float" office:value="0.00051268546743555">
                <text:p>0.00051268546743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86412400">
                <text:p>19486412400</text:p>
              </table:table-cell>
              <table:table-cell office:value-type="float" office:value="0.000441768671295944">
                <text:p>0.000441768671295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8258000">
                <text:p>2498258000</text:p>
              </table:table-cell>
              <table:table-cell office:value-type="float" office:value="0.00273774428514629">
                <text:p>0.00273774428514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9094160">
                <text:p>1299094160</text:p>
              </table:table-cell>
              <table:table-cell office:value-type="float" office:value="0.00526489285605055">
                <text:p>0.00526489285605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445998">
                <text:p>77445998</text:p>
              </table:table-cell>
              <table:table-cell office:value-type="float" office:value="0.0877649339257706">
                <text:p>0.0877649339257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2580">
                <text:p>24982580</text:p>
              </table:table-cell>
              <table:table-cell office:value-type="float" office:value="0.265555187185291">
                <text:p>0.26555518718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246375192">
                <text:p>91246375192</text:p>
              </table:table-cell>
              <table:table-cell office:value-type="float" office:value="0.0000665639109378242">
                <text:p>0.000066563910937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930031058">
                <text:p>103930031058</text:p>
              </table:table-cell>
              <table:table-cell office:value-type="float" office:value="0.0000580310316974517">
                <text:p>0.0000580310316974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467598800">
                <text:p>46467598800</text:p>
              </table:table-cell>
              <table:table-cell office:value-type="float" office:value="0.000129792954282026">
                <text:p>0.000129792954282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9094160">
                <text:p>1299094160</text:p>
              </table:table-cell>
              <table:table-cell office:value-type="float" office:value="0.00464259413393402">
                <text:p>0.00464259413393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25800">
                <text:p>249825800</text:p>
              </table:table-cell>
              <table:table-cell office:value-type="float" office:value="0.0241414894964569">
                <text:p>0.0241414894964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44599800">
                <text:p>7744599800</text:p>
              </table:table-cell>
              <table:table-cell office:value-type="float" office:value="0.000763232001047455">
                <text:p>0.000763232001047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0641516">
                <text:p>6250641516</text:p>
              </table:table-cell>
              <table:table-cell office:value-type="float" office:value="0.000849167178673018">
                <text:p>0.000849167178673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8780600">
                <text:p>1748780600</text:p>
              </table:table-cell>
              <table:table-cell office:value-type="float" office:value="0.00303516611577127">
                <text:p>0.00303516611577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9094160">
                <text:p>1299094160</text:p>
              </table:table-cell>
              <table:table-cell office:value-type="float" office:value="0.00408580054046133">
                <text:p>0.00408580054046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4912900000">
                <text:p>124912900000</text:p>
              </table:table-cell>
              <table:table-cell office:value-type="float" office:value="0.0000367016722486818">
                <text:p>0.0000367016722486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0641516">
                <text:p>6250641516</text:p>
              </table:table-cell>
              <table:table-cell office:value-type="float" office:value="0.000733446687623538">
                <text:p>0.000733446687623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3867700">
                <text:p>1623867700</text:p>
              </table:table-cell>
              <table:table-cell office:value-type="float" office:value="0.00282320555759091">
                <text:p>0.0028232055575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9129000">
                <text:p>1249129000</text:p>
              </table:table-cell>
              <table:table-cell office:value-type="float" office:value="0.00367016722486818">
                <text:p>0.00367016722486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912900">
                <text:p>124912900</text:p>
              </table:table-cell>
              <table:table-cell office:value-type="float" office:value="0.0367016722486818">
                <text:p>0.0367016722486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73304212">
                <text:p>16773304212</text:p>
              </table:table-cell>
              <table:table-cell office:value-type="float" office:value="0.000263616701308923">
                <text:p>0.000263616701308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